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b76" officeooo:paragraph-rsid="000f8b76"/>
    </style:style>
    <style:style style:name="P2" style:family="paragraph" style:parent-style-name="Standard">
      <style:text-properties officeooo:rsid="00112414" officeooo:paragraph-rsid="00112414"/>
    </style:style>
    <style:style style:name="P3" style:family="paragraph" style:parent-style-name="Standard">
      <style:text-properties officeooo:rsid="00115232" officeooo:paragraph-rsid="00115232"/>
    </style:style>
    <style:style style:name="P4" style:family="paragraph" style:parent-style-name="Standard">
      <style:text-properties fo:font-weight="bold" officeooo:rsid="000f8b76" officeooo:paragraph-rsid="000f8b76" style:font-weight-asian="bold" style:font-weight-complex="bold"/>
    </style:style>
    <style:style style:name="P5" style:family="paragraph" style:parent-style-name="Standard">
      <style:text-properties fo:font-weight="bold" officeooo:rsid="00115232" officeooo:paragraph-rsid="00115232" style:font-weight-asian="bold" style:font-weight-complex="bold"/>
    </style:style>
    <style:style style:name="P6" style:family="paragraph" style:parent-style-name="Standard">
      <style:text-properties fo:font-size="18pt" fo:font-weight="bold" officeooo:rsid="000f8b76" officeooo:paragraph-rsid="000f8b76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12743a" officeooo:paragraph-rsid="0012743a"/>
    </style:style>
    <style:style style:name="T1" style:family="text">
      <style:text-properties officeooo:rsid="00112414"/>
    </style:style>
    <style:style style:name="T2" style:family="text">
      <style:text-properties officeooo:rsid="00115232"/>
    </style:style>
    <style:style style:name="T3" style:family="text">
      <style:text-properties officeooo:rsid="00127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VP</text:p>
      <text:p text:style-name="P1"/>
      <text:p text:style-name="P4">Authentication</text:p>
      <text:p text:style-name="P1"/>
      <text:p text:style-name="P7">An authentication system that would facilitate registration and sign in of users into the system.</text:p>
      <text:p text:style-name="P1"/>
      <text:p text:style-name="P4">Dashboard</text:p>
      <text:p text:style-name="P1"/>
      <text:p text:style-name="P1"><text:span text:style-name="T3">A</text:span> page that consolidates features and information for users depending on their job grades.</text:p>
      <text:p text:style-name="P1"/>
      <text:p text:style-name="P4">Notifications/<text:span text:style-name="T2">Emails</text:span></text:p>
      <text:p text:style-name="P1"/>
      <text:p text:style-name="P2">We will implement an in-app notification system, that will be used to notify users of pending evaluation tests and managers/team leaders of submitted evaluation tests <text:span text:style-name="T3">and triggers to send emails on the same.</text:span></text:p>
      <text:p text:style-name="P2"/>
      <text:p text:style-name="P5">Assessment</text:p>
      <text:p text:style-name="P3"/>
      <text:p text:style-name="P3">We will implement an online assessment system that would evaluate the users and an algorithm that will analyze the responses and give appropriate feedback in terms of rating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22:31:49.627612527</meta:creation-date>
    <dc:date>2020-01-09T09:05:25.330801121</dc:date>
    <meta:editing-duration>PT11M58S</meta:editing-duration>
    <meta:editing-cycles>3</meta:editing-cycles>
    <meta:generator>LibreOffice/6.3.3.2$Linux_X86_64 LibreOffice_project/30$Build-2</meta:generator>
    <meta:document-statistic meta:table-count="0" meta:image-count="0" meta:object-count="0" meta:page-count="1" meta:paragraph-count="9" meta:word-count="95" meta:character-count="625" meta:non-whitespace-character-count="539"/>
  </office:meta>
</office:document-meta>
</file>